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style>
    <style:style style:name="Table2.A" style:family="table-column"/>
  </office:automatic-styles>
  <office:body>
    <office:text>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able:table table:name="Table1" table:style-name="Table1">
        <table:table-column table:style-name="Table1.A"/>
        <table:table-row>
          <table:table-cell table:style-name="TableRowCell" office:value-type="string">
            <text:p text:style-name="Table_20_Contents">Exercises</text:p>
          </table:table-cell>
        </table:table-row>
      </table:table>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2" table:style-name="Table2">
            <table:table-column table:style-name="Table2.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5Z</meta:creation-date>
    <dc:date>2022-02-22T20:58:35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